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257c" officeooo:paragraph-rsid="0014257c"/>
    </style:style>
    <style:style style:name="P2" style:family="paragraph" style:parent-style-name="Standard">
      <style:paragraph-properties fo:text-align="start" style:justify-single-word="false"/>
      <style:text-properties officeooo:rsid="0014257c" officeooo:paragraph-rsid="0014b92b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257c" officeooo:paragraph-rsid="0014257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257c" officeooo:paragraph-rsid="0014b92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257c" officeooo:paragraph-rsid="001425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b92b" style:font-weight-asian="bold" style:font-weight-complex="bold"/>
    </style:style>
    <style:style style:name="T3" style:family="text">
      <style:text-properties officeooo:rsid="0014b9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lurm-866195.out</text:span> <text:span text:style-name="T2">(SW/VHM0)</text:span></text:p>
      <text:p text:style-name="P1"/>
      <text:p text:style-name="P1">Nombres d’interpolations 13000 → 14000 pour WW</text:p>
      <text:p text:style-name="P1"/>
      <text:p text:style-name="P1">Warning message:</text:p>
      <text:p text:style-name="P1">In mclapply(argsList, FUN, mc.preschedule = preschedule, mc.set.seed = set.seed, <text:s/>:</text:p>
      <text:p text:style-name="P1"><text:s text:c="2"/>scheduled cores 1, 2, 13, 24, 25, 26, 28 did not deliver results, all values of the jobs will be affected</text:p>
      <text:p text:style-name="P1"/>
      <text:p text:style-name="P2"><text:span text:style-name="T1">slurm-866196.out </text:span><text:span text:style-name="T2">(SW/VHM0)</text:span></text:p>
      <text:p text:style-name="P1">Error in FUN(X[[i]], ...) : object 'id_chunks' not found</text:p>
      <text:p text:style-name="P1">Calls: lapply -&gt; FUN</text:p>
      <text:p text:style-name="P1">Execution halted</text:p>
      <text:p text:style-name="P1"/>
      <text:p text:style-name="P3">slurm-866197.out <text:span text:style-name="T3">(SSM)</text:span></text:p>
      <text:p text:style-name="P1"/>
      <text:p text:style-name="P1">Loading required package: foreach</text:p>
      <text:p text:style-name="P1">Loading required package: iterators</text:p>
      <text:p text:style-name="P1">Loading required package: parallel</text:p>
      <text:p text:style-name="P1">Warning in install.packages(i) :</text:p>
      <text:p text:style-name="P1"><text:s text:c="2"/>'lib = "/trinity/shared/apps/biology/R-4.0.2/lib64/R/library"' is not writable</text:p>
      <text:p text:style-name="P1">Error in install.packages(i) : unable to install packages</text:p>
      <text:p text:style-name="P1">Calls: source ... withVisible -&gt; eval -&gt; eval -&gt; lapply -&gt; FUN -&gt; install.packages</text:p>
      <text:p text:style-name="P1">Execution halted</text:p>
      <text:p text:style-name="P1"/>
      <text:p text:style-name="P3">slurm-866198.out <text:span text:style-name="T3">(SSM)</text:span></text:p>
      <text:p text:style-name="P1">Warning in install.packages(i) :</text:p>
      <text:p text:style-name="P1"><text:s text:c="2"/>'lib = "/trinity/shared/apps/biology/R-4.0.2/lib64/R/library"' is not writable</text:p>
      <text:p text:style-name="P1">Error in install.packages(i) : unable to install packages</text:p>
      <text:p text:style-name="P1">Calls: source ... withVisible -&gt; eval -&gt; eval -&gt; lapply -&gt; FUN -&gt; install.packages</text:p>
      <text:p text:style-name="P1">Execution halted</text:p>
      <text:p text:style-name="P1"/>
      <text:p text:style-name="P3">slurm-866338.out <text:span text:style-name="T3">(turbidity)</text:span></text:p>
      <text:p text:style-name="P1"/>
      <text:p text:style-name="P1">supprimer le preprocessing</text:p>
      <text:p text:style-name="P1"><text:s text:c="2"/>task 93 failed - "error in evaluating the argument 'x' in selecting a method for function 'rasterize': [a$</text:p>
      <text:p text:style-name="P1">Calls: lapply ... FUN -&gt; mapply -&gt; &lt;Anonymous&gt; -&gt; %dopar% -&gt; &lt;Anonymous&gt;</text:p>
      <text:p text:style-name="P1">Execution halted</text:p>
      <text:p text:style-name="P1"/>
      <text:p text:style-name="P4">slurm-866339.out <text:span text:style-name="T3">(turbidity)</text:span></text:p>
      <text:p text:style-name="P1">^MError in { :</text:p>
      <text:p text:style-name="P1"><text:s text:c="2"/>task 7 failed - "error in evaluating the argument 'x' in selecting a method for function 'rasterize': [as$</text:p>
      <text:p text:style-name="P1">Calls: lapply ... FUN -&gt; mapply -&gt; &lt;Anonymous&gt; -&gt; %dopar% -&gt; &lt;Anonymous&gt;</text:p>
      <text:p text:style-name="P1">Execution halted</text:p>
      <text:p text:style-name="P1"/>
      <text:p text:style-name="P1"/>
      <text:p text:style-name="P4">slurm-866340.out <text:span text:style-name="T3">(suspended_matters)</text:span></text:p>
      <text:p text:style-name="P1"><text:s text:c="2"/>task 93 failed - "error in evaluating the argument 'x' in selecting a method for function 'rasterize': [a$</text:p>
      <text:p text:style-name="P1">Calls: lapply ... FUN -&gt; mapply -&gt; &lt;Anonymous&gt; -&gt; %dopar% -&gt; &lt;Anonymous&gt;</text:p>
      <text:p text:style-name="P1"><text:soft-page-break/>Execution halted</text:p>
      <text:p text:style-name="P1"/>
      <text:p text:style-name="P4">slurm-866341.out <text:span text:style-name="T3">(suspended_matters)</text:span></text:p>
      <text:p text:style-name="P3"/>
      <text:p text:style-name="P5">Error in { :</text:p>
      <text:p text:style-name="P5"><text:s text:c="2"/>task 7 failed - "error in evaluating the argument 'x' in selecting a method for function 'rasterize': [as$</text:p>
      <text:p text:style-name="P5">Calls: lapply ... FUN -&gt; mapply -&gt; &lt;Anonymous&gt; -&gt; %dopar% -&gt; &lt;Anonymous&gt;</text:p>
      <text:p text:style-name="P5">Execution halted</text:p>
      <text:p text:style-name="P5"/>
      <text:p text:style-name="P4">slurm-86634<text:span text:style-name="T3">3</text:span>.out <text:span text:style-name="T3">(chlorophyll_a)</text:span></text:p>
      <text:p text:style-name="P5">Error in { :</text:p>
      <text:p text:style-name="P5"><text:s text:c="2"/>task 7 failed - "error in evaluating the argument 'x' in selecting a method for function 'rasterize': [as$</text:p>
      <text:p text:style-name="P5">Calls: lapply ... FUN -&gt; mapply -&gt; &lt;Anonymous&gt; -&gt; %dopar% -&gt; &lt;Anonymous&gt;</text:p>
      <text:p text:style-name="P5">Execution halted</text:p>
      <text:p text:style-name="P5"/>
      <text:p text:style-name="P4">slurm-86634<text:span text:style-name="T3">4</text:span>.out <text:span text:style-name="T3">(chlorophyll_a)</text:span></text:p>
      <text:p text:style-name="P5">Error in { :</text:p>
      <text:p text:style-name="P5"><text:s text:c="2"/>task 93 failed - "error in evaluating the argument 'x' in selecting a method for function 'rasterize': [a$</text:p>
      <text:p text:style-name="P5">Calls: lapply ... FUN -&gt; mapply -&gt; &lt;Anonymous&gt; -&gt; %dopar% -&gt; &lt;Anonymous&gt;</text:p>
      <text:p text:style-name="P5">Execution halted</text:p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54:12.966329664</meta:creation-date>
    <dc:date>2022-09-08T15:08:50.283889787</dc:date>
    <meta:editing-duration>PT4M27S</meta:editing-duration>
    <meta:editing-cycles>1</meta:editing-cycles>
    <meta:document-statistic meta:table-count="0" meta:image-count="0" meta:object-count="0" meta:page-count="2" meta:paragraph-count="53" meta:word-count="366" meta:character-count="2520" meta:non-whitespace-character-count="2188"/>
    <meta:generator>LibreOffice/7.3.5.2$Linux_X86_64 LibreOffice_project/30$Build-2</meta:generator>
  </office:meta>
</office:document-meta>
</file>